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7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1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8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8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8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8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87" style:family="paragraph" style:parent-style-name="Heading_20_2">
      <style:text-properties style:font-name="Arial" fo:font-size="10pt" style:font-size-asian="10pt" style:font-size-complex="10pt"/>
    </style:style>
    <style:style style:name="P8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asian="Times New Roman" style:font-name-complex="Times New Roman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6" style:family="text">
      <style:text-properties fo:color="#ffffff" style:text-underline-style="solid" style:text-underline-width="auto" style:text-underline-color="font-color"/>
    </style:style>
    <style:style style:name="T27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8" style:family="text">
      <style:text-properties style:text-position="super 58%"/>
    </style:style>
    <style:style style:name="T29" style:family="text">
      <style:text-properties style:text-position="super 58%" style:text-underline-style="none"/>
    </style:style>
    <style:style style:name="T30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style:text-position="super 58%" style:text-underline-style="solid" style:text-underline-width="auto" style:text-underline-color="font-color"/>
    </style:style>
    <style:style style:name="T32" style:family="text">
      <style:text-properties style:text-position="super 58%" fo:language="ru" fo:country="RU" style:font-name-asian="Times New Roman" style:font-name-complex="Times New Roman"/>
    </style:style>
    <style:style style:name="T33" style:family="text">
      <style:text-properties style:text-position="super 58%" fo:language="ru" fo:country="RU" style:font-name-asian="Times New Roman" style:font-name-complex="Times New Roman1"/>
    </style:style>
    <style:style style:name="T34" style:family="text">
      <style:text-properties style:text-position="super 58%" fo:language="ru" fo:country="RU" fo:font-style="normal" style:font-style-asian="normal" style:font-style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fo:font-style="italic" style:font-name-asian="Times New Roman" style:font-style-asian="italic" style:font-name-complex="Times New Roman" style:font-style-complex="italic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sub 58%" fo:language="en" fo:country="US" fo:font-style="italic" style:font-style-asian="italic" style:font-style-complex="italic"/>
    </style:style>
    <style:style style:name="T41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2" style:family="text">
      <style:text-properties style:text-position="sub 58%" fo:language="en" fo:country="US" style:font-name-asian="Times New Roman" style:font-name-complex="Times New Roman"/>
    </style:style>
    <style:style style:name="T43" style:family="text">
      <style:text-properties style:text-position="sub 58%" fo:language="en" fo:country="US" style:font-name-complex="Tahoma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6" style:family="text">
      <style:text-properties style:text-position="sub 58%" fo:language="ru" fo:country="RU"/>
    </style:style>
    <style:style style:name="T47" style:family="text">
      <style:text-properties style:text-position="sub 58%" fo:language="ru" fo:country="RU" fo:font-style="normal" style:font-style-asian="normal" style:font-style-complex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background-color="transparent"/>
    </style:style>
    <style:style style:name="T5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1" style:family="text">
      <style:text-properties fo:language="ru" fo:country="RU" style:font-name-complex="Times New Roman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fo:language="ru" fo:country="RU" fo:font-style="italic" style:font-style-asian="italic" style:font-style-complex="italic"/>
    </style:style>
    <style:style style:name="T54" style:family="text">
      <style:text-properties fo:language="ru" fo:country="RU" style:font-name-asian="Times New Roman" style:font-name-complex="Times New Roman1"/>
    </style:style>
    <style:style style:name="T55" style:family="text">
      <style:text-properties fo:language="ru" fo:country="RU" style:font-name-asian="Times New Roman" style:font-name-complex="Times New Roman"/>
    </style:style>
    <style:style style:name="T56" style:family="text">
      <style:text-properties fo:language="ru" fo:country="RU" fo:font-style="normal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0% 100%"/>
    </style:style>
    <style:style style:name="T59" style:family="text">
      <style:text-properties style:text-position="0% 100%" style:font-name-asian="Times New Roman" style:font-name-complex="Times New Roman"/>
    </style:style>
    <style:style style:name="T60" style:family="text">
      <style:text-properties style:text-position="0% 100%" style:text-underline-style="none"/>
    </style:style>
    <style:style style:name="T61" style:family="text">
      <style:text-properties style:text-position="0% 100%" fo:language="ru" fo:country="RU"/>
    </style:style>
    <style:style style:name="T62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63" style:family="text">
      <style:text-properties style:text-position="0% 100%" fo:language="ru" fo:country="RU" style:font-name-asian="Times New Roman" style:font-name-complex="Times New Roman1"/>
    </style:style>
    <style:style style:name="T64" style:family="text">
      <style:text-properties style:text-position="0% 100%" fo:language="ru" fo:country="RU" style:font-name-asian="Times New Roman" style:font-name-complex="Times New Roman"/>
    </style:style>
    <style:style style:name="T65" style:family="text">
      <style:text-properties style:text-position="0% 100%" fo:language="en" fo:country="US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0" style:family="text">
      <style:text-properties style:text-position="0% 100%" fo:language="en" fo:country="US" style:font-name-complex="Symbol"/>
    </style:style>
    <style:style style:name="T71" style:family="text">
      <style:text-properties style:text-position="0% 100%" fo:font-style="italic" style:font-style-asian="italic" style:font-name-complex="Symbol" style:font-style-complex="italic"/>
    </style:style>
    <style:style style:name="T72" style:family="text">
      <style:text-properties style:font-name-complex="Tahoma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3" style:family="text">
      <style:text-properties style:use-window-font-color="true" style:text-position="super 58%"/>
    </style:style>
    <style:style style:name="T8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style:text-position="super 58%" fo:language="en" fo:country="US"/>
    </style:style>
    <style:style style:name="T87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8" style:family="text">
      <style:text-properties style:use-window-font-color="true" style:text-position="0% 100%"/>
    </style:style>
    <style:style style:name="T89" style:family="text">
      <style:text-properties style:use-window-font-color="true" style:text-position="0% 100%" fo:language="ru" fo:country="RU" style:font-name-complex="Times New Roman"/>
    </style:style>
    <style:style style:name="T90" style:family="text">
      <style:text-properties style:use-window-font-color="true" style:text-position="0% 100%" fo:language="en" fo:country="US"/>
    </style:style>
    <style:style style:name="T91" style:family="text">
      <style:text-properties style:use-window-font-color="true" style:text-position="0% 100%" fo:language="en" fo:country="US" style:font-name-asian="Symbol" style:font-name-complex="Symbol"/>
    </style:style>
    <style:style style:name="T92" style:family="text">
      <style:text-properties style:use-window-font-color="true" style:text-position="0% 100%" fo:language="en" fo:country="US" style:font-name-complex="Times New Roman"/>
    </style:style>
    <style:style style:name="T93" style:family="text">
      <style:text-properties style:use-window-font-color="true" style:text-position="0% 100%" fo:language="en" fo:country="US" style:font-name-complex="Symbol"/>
    </style:style>
    <style:style style:name="T94" style:family="text">
      <style:text-properties style:use-window-font-color="true" style:text-position="0% 100%" style:font-name-complex="Times New Roman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7" style:family="text">
      <style:text-properties style:use-window-font-color="true" fo:language="en" fo:country="US" style:font-name-complex="Symbol"/>
    </style:style>
    <style:style style:name="T98" style:family="text">
      <style:text-properties style:font-name-asian="Times New Roman"/>
    </style:style>
    <style:style style:name="T99" style:family="text">
      <style:text-properties style:font-name-asian="Times New Roman" style:font-name-complex="Times New Roman"/>
    </style:style>
    <style:style style:name="T100" style:family="text">
      <style:text-properties style:font-name-complex="Symbol"/>
    </style:style>
    <style:style style:name="T101" style:family="text">
      <style:text-properties style:font-name-complex="Arial"/>
    </style:style>
    <style:style style:name="T102" style:family="text">
      <style:text-properties fo:background-color="transparent"/>
    </style:style>
    <style:style style:name="T10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4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7" style:family="text">
      <style:text-properties fo:font-size="10pt" fo:language="en" fo:country="US" style:font-size-asian="10pt" style:font-name-complex="Arial"/>
    </style:style>
    <style:style style:name="T108" style:family="text">
      <style:text-properties fo:font-size="10pt" fo:language="en" fo:country="US" style:font-size-asian="10pt" style:font-name-complex="Arial" style:font-size-complex="10pt"/>
    </style:style>
    <style:style style:name="T109" style:family="text">
      <style:text-properties fo:font-size="10pt" style:font-size-asian="10pt" style:font-name-complex="Arial"/>
    </style:style>
    <style:style style:name="T110" style:family="text">
      <style:text-properties fo:font-size="10pt" style:font-size-asian="10pt" style:font-name-complex="Arial" style:font-size-complex="10pt"/>
    </style:style>
    <style:style style:name="T11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12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13" style:family="text">
      <style:text-properties fo:font-size="10pt" fo:language="ru" fo:country="RU" style:font-size-asian="10pt" style:font-name-complex="Arial"/>
    </style:style>
    <style:style style:name="T114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15" style:family="text">
      <style:text-properties fo:color="#000000" fo:language="en" fo:country="US" fo:font-weight="normal" style:font-weight-asian="normal" style:font-weight-complex="normal"/>
    </style:style>
    <style:style style:name="T116" style:family="text">
      <style:text-properties fo:color="#000000" fo:language="ru" fo:country="RU" fo:font-weight="normal" style:font-weight-asian="normal" style:font-weight-complex="normal"/>
    </style:style>
    <style:style style:name="T117" style:family="text">
      <style:text-properties fo:color="#000000" fo:font-weight="normal" style:font-weight-asian="normal" style:font-weight-complex="normal"/>
    </style:style>
    <style:style style:name="T118" style:family="text">
      <style:text-properties style:font-name-complex="Times New Roman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109">Тип: </text:span><text:span text:style-name="T111">Дозиметр-ради</text:span><text:span text:style-name="T105">ометр МКС-AT1117М</text:span><text:span text:style-name="T120"><text:tab/></text:span><text:span text:style-name="T114">Дата проверки:</text:span><text:span text:style-name="T112"> </text:span><text:span text:style-name="T106">$date </text:span><text:span text:style-name="T112">г.</text:span></text:p>
      <text:p text:style-name="P38"/>
      <text:p text:style-name="P35"><text:span text:style-name="T109">з/н: </text:span><text:span text:style-name="T105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8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8">ДКГ-03</text:span>: <text:span text:style-name="T5">30</text:span>.0 <text:span text:style-name="T48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8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8">ДКГ-0</text:span><text:span text:style-name="T5">5</text:span>: <text:span text:style-name="T5">30</text:span>.0 <text:span text:style-name="T48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8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8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8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8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8">ДКР-01</text:span>: 0.0<text:span text:style-name="T5">5</text:span> мкЗв/ч – <text:span text:style-name="T5">100</text:span> <text:span text:style-name="T48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98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</text:span> 0.1 – 10<text:span text:style-name="T28">5</text:span> мин<text:span text:style-name="T28">-1</text:span><text:span text:style-name="T20"></text:span>см<text:span text:style-name="T28">-2</text:span><text:span text:style-name="T5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73">БДПА-02: </text:span><text:span text:style-name="T96"></text:span><text:span text:style-name="T95"> 0.05 <text:s/>– 5</text:span><text:span text:style-name="T96"></text:span><text:span text:style-name="T95">10</text:span><text:span text:style-name="T87">4</text:span><text:span text:style-name="T3"> </text:span><text:span text:style-name="T95">мин</text:span><text:span text:style-name="T87">-1</text:span><text:span text:style-name="T96"></text:span><text:span text:style-name="T95">см</text:span><text:span text:style-name="T87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</text:span><text:span text:style-name="T3"> 0.05 <text:s/>– </text:span><text:span text:style-name="T11">2</text:span><text:span text:style-name="T18"></text:span><text:span text:style-name="T3">10</text:span><text:span text:style-name="T31">4</text:span><text:span text:style-name="T3"> мин</text:span><text:span text:style-name="T31">-1</text:span><text:span text:style-name="T18"></text:span><text:span text:style-name="T3">см</text:span><text:span text:style-name="T31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</text:span> 2.4 – 10<text:span text:style-name="T28">6</text:span> мин<text:span text:style-name="T28">-1</text:span><text:span text:style-name="T21"></text:span>см<text:span text:style-name="T28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</text:span> 1 –5<text:span text:style-name="T20"></text:span>10<text:span text:style-name="T28">5</text:span> мин<text:span text:style-name="T28">-1</text:span><text:span text:style-name="T20"></text:span>см<text:span text:style-name="T28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73">БДПБ-02: </text:span><text:span text:style-name="T97"> </text:span><text:span text:style-name="T88">0.5 <text:s/>– 1.5</text:span><text:span text:style-name="T93"></text:span><text:span text:style-name="T88">10</text:span><text:span text:style-name="T83">5</text:span><text:span text:style-name="T58"> </text:span><text:span text:style-name="T88">мин</text:span><text:span text:style-name="T83">-1</text:span><text:span text:style-name="T93"></text:span><text:span text:style-name="T88">см</text:span><text:span text:style-name="T83">-2</text:span><text:span text:style-name="T88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 </text:span><text:span text:style-name="T58">0.5 <text:s/>– </text:span><text:span text:style-name="T65">0</text:span><text:span text:style-name="T58">.5</text:span><text:span text:style-name="T70"></text:span><text:span text:style-name="T58">10</text:span><text:span text:style-name="T28">5</text:span><text:span text:style-name="T58"> мин</text:span><text:span text:style-name="T28">-1</text:span><text:span text:style-name="T70"></text:span><text:span text:style-name="T58">см</text:span><text:span text:style-name="T28">-2</text:span><text:span text:style-name="T5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</text:span> 6.0 – 10<text:span text:style-name="T28">6</text:span> мин<text:span text:style-name="T28">-1</text:span><text:span text:style-name="T21"></text:span>см<text:span text:style-name="T29">-2</text:span><text:span text:style-name="T60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8">ДКН-01</text:span>: 0.1 – 10<text:span text:style-name="T28">4</text:span> с<text:span text:style-name="T28">-1</text:span>см<text:span text:style-name="T28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8">ДКН-05</text:span>: 0.1 – 2<text:span text:style-name="T70"></text:span>10<text:span text:style-name="T28">3</text:span> с<text:span text:style-name="T28">-1</text:span>см<text:span text:style-name="T28">-2</text:span><text:span text:style-name="T28">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8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7">03: ± </text:span><text:span text:style-name="T27">20</text:span><text:span text:style-name="T27"> %</text:span><text:span text:style-name="T27">БД</text:span></text:p>
      <text:p text:style-name="P35"><text:span text:style-name="T110">Относительная погр</text:span><text:span text:style-name="T108">e</text:span><text:span text:style-name="T110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8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8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8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8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8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8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8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8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8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8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8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7" text:outline-level="2"><text:span text:style-name="T51">БДПС</text:span><text:span text:style-name="T118">-02: </text:span><text:span text:style-name="T13"> </text:span><text:span text:style-name="T14">2,4 – 30 </text:span><text:span text:style-name="T50">мин</text:span><text:span text:style-name="T30">-1</text:span><text:span text:style-name="T13"> </text:span><text:span text:style-name="T50">см</text:span><text:span text:style-name="T30">- 2 <text:s/></text:span><text:span text:style-name="T66">–</text:span><text:span text:style-name="T30"> <text:s/></text:span><text:span text:style-name="T67">± 30 %</text:span></text:h>
            <text:p text:style-name="P58"><text:span text:style-name="T68"> </text:span><text:span text:style-name="T66">30 <text:s/>– <text:s text:c="2"/>10</text:span><text:span text:style-name="T30">6</text:span><text:span text:style-name="T66"> </text:span><text:span text:style-name="T62">мин</text:span><text:span text:style-name="T30">-1</text:span><text:span text:style-name="T68"> </text:span><text:span text:style-name="T62">см</text:span><text:span text:style-name="T30">- 2 <text:s/></text:span><text:span text:style-name="T66">–</text:span><text:span text:style-name="T30"> <text:s/></text:span><text:span text:style-name="T67">± 20 %</text:span></text:p>
            <text:list xml:id="list5215746337950207856" text:style-name="WW8Num2">
              <text:list-item>
                <text:p text:style-name="P80"><text:span text:style-name="T15"></text:span><text:span text:style-name="T16"> </text:span><text:span text:style-name="T14">6 – 10</text:span><text:span text:style-name="T30">6</text:span><text:span text:style-name="T14"> </text:span><text:span text:style-name="T50">мин</text:span><text:span text:style-name="T30">-1</text:span><text:span text:style-name="T13"></text:span><text:span text:style-name="T14"> </text:span><text:span text:style-name="T50">см</text:span><text:span text:style-name="T30">- 2 <text:s text:c="2"/></text:span><text:span text:style-name="T66">–</text:span><text:span text:style-name="T30"> <text:s/></text:span><text:span text:style-name="T67">± 20 %</text:span></text:p>
              </text:list-item>
            </text:list>
            <text:h text:style-name="P88" text:outline-level="2"><text:span text:style-name="T91"> </text:span><text:span text:style-name="T92">0.10 </text:span><text:span text:style-name="T93"></text:span><text:span text:style-name="T89">Зв</text:span><text:span text:style-name="T92">/</text:span><text:span text:style-name="T89">ч</text:span><text:span text:style-name="T92"> – 30 </text:span><text:span text:style-name="T89">м</text:span><text:span text:style-name="T92">Sv/h</text:span><text:span text:style-name="T86"> <text:s/></text:span><text:span text:style-name="T90">–</text:span><text:span text:style-name="T86"> <text:s/></text:span><text:span text:style-name="T94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107">- <text:s/></text:span><text:span text:style-name="T109">Температура окружающего воздуха<text:tab/><text:tab/><text:tab/>+</text:span><text:span text:style-name="T107">$temp</text:span><text:span text:style-name="T109"> °</text:span><text:span text:style-name="T107">C</text:span></text:p>
      <text:p text:style-name="P60"><text:span text:style-name="T107">- <text:s/></text:span><text:span text:style-name="T109">Атмосферное давление<text:tab/><text:tab/><text:tab/><text:tab/>98,5 </text:span><text:span text:style-name="T107">kPa</text:span></text:p>
      <text:p text:style-name="P60"><text:span text:style-name="T107">- <text:s/></text:span><text:span text:style-name="T109">Относительная влажность воздуха<text:tab/><text:tab/><text:tab/></text:span><text:span text:style-name="T107">$vlag</text:span><text:span text:style-name="T109"> %</text:span></text:p>
      <text:p text:style-name="P60"><text:span text:style-name="T107">- <text:s/></text:span><text:span text:style-name="T109">Радиационный фон<text:tab/><text:tab/><text:tab/><text:tab/><text:tab/></text:span><text:span text:style-name="T107">$bground</text:span><text:span text:style-name="T109"> </text:span><text:span text:style-name="T113">н</text:span><text:span text:style-name="T109">Зв/ч</text:span></text:p>
      <text:p text:style-name="P4"><text:span text:style-name="Знак_20_примечания"><text:span text:style-name="T25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19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52">3</text:span><text:span text:style-name="T19">0</text:span><text:span text:style-name="T119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15">$facility_1</text:span><text:span text:style-name="T116">4</text:span><text:span text:style-name="T115">0</text:span><text:span text:style-name="T11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19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8">- </text:span><text:span text:style-name="T19">$facility_beta</text:span><text:span text:style-name="T52">;</text:span><text:span text:style-name="T26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103">БОИ (</text:span><text:span text:style-name="T104"></text:span><text:span text:style-name="T10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8">контроль-ной</text:span> точке <text:span text:style-name="T35">Ḣ</text:span><text:span text:style-name="T40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6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5">H</text:span><text:span text:style-name="T38">1</text:span></text:p>
          </table:table-cell>
          <table:table-cell table:style-name="t16.D3" office:value-type="string">
            <text:p text:style-name="P34"><text:span text:style-name="T6">H</text:span><text:span text:style-name="T38">2</text:span></text:p>
          </table:table-cell>
          <table:table-cell table:style-name="t16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8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8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8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8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103">БОИ-2 (</text:span><text:span text:style-name="T104"></text:span><text:span text:style-name="T10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7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5">H</text:span><text:span text:style-name="T38">1</text:span></text:p>
          </table:table-cell>
          <table:table-cell table:style-name="t17.D3" office:value-type="string">
            <text:p text:style-name="P34"><text:span text:style-name="T6">H</text:span><text:span text:style-name="T38">2</text:span></text:p>
          </table:table-cell>
          <table:table-cell table:style-name="t17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8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8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8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8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103">БОИ (</text:span><text:span text:style-name="T104"></text:span><text:span text:style-name="T10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8">контроль-ной</text:span> точке, <text:span text:style-name="T35">Ḣ</text:span><text:span text:style-name="T40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3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5">H</text:span><text:span text:style-name="T38">1</text:span></text:p>
          </table:table-cell>
          <table:table-cell table:style-name="t23.D3" office:value-type="string">
            <text:p text:style-name="P34"><text:span text:style-name="T6">H</text:span><text:span text:style-name="T38">2</text:span></text:p>
          </table:table-cell>
          <table:table-cell table:style-name="t23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8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8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8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8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8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103">БОИ-2 (</text:span><text:span text:style-name="T104"></text:span><text:span text:style-name="T10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4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5">H</text:span><text:span text:style-name="T38">1</text:span></text:p>
          </table:table-cell>
          <table:table-cell table:style-name="t24.D3" office:value-type="string">
            <text:p text:style-name="P34"><text:span text:style-name="T6">H</text:span><text:span text:style-name="T38">2</text:span></text:p>
          </table:table-cell>
          <table:table-cell table:style-name="t24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8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8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8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8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8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103">БОИ-4 (</text:span><text:span text:style-name="T104"></text:span><text:span text:style-name="T10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8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5">H</text:span><text:span text:style-name="T38">1</text:span></text:p>
          </table:table-cell>
          <table:table-cell table:style-name="t18.D3" office:value-type="string">
            <text:p text:style-name="P34"><text:span text:style-name="T6">H</text:span><text:span text:style-name="T38">2</text:span></text:p>
          </table:table-cell>
          <table:table-cell table:style-name="t18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8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8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8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8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5">H</text:span><text:span text:style-name="T38">1</text:span></text:p>
          </table:table-cell>
          <table:table-cell table:style-name="t1.D3" office:value-type="string">
            <text:p text:style-name="P34"><text:span text:style-name="T6">H</text:span><text:span text:style-name="T38">2</text:span></text:p>
          </table:table-cell>
          <table:table-cell table:style-name="t1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8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5">H</text:span><text:span text:style-name="T38">1</text:span></text:p>
          </table:table-cell>
          <table:table-cell table:style-name="t2.D3" office:value-type="string">
            <text:p text:style-name="P34"><text:span text:style-name="T6">H</text:span><text:span text:style-name="T38">2</text:span></text:p>
          </table:table-cell>
          <table:table-cell table:style-name="t2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8">240</text:span> <text:span text:style-name="T48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3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5">H</text:span><text:span text:style-name="T38">1</text:span></text:p>
          </table:table-cell>
          <table:table-cell table:style-name="t3.D3" office:value-type="string">
            <text:p text:style-name="P34"><text:span text:style-name="T6">H</text:span><text:span text:style-name="T38">2</text:span></text:p>
          </table:table-cell>
          <table:table-cell table:style-name="t3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8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4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5">H</text:span><text:span text:style-name="T38">1</text:span></text:p>
          </table:table-cell>
          <table:table-cell table:style-name="t4.D3" office:value-type="string">
            <text:p text:style-name="P34"><text:span text:style-name="T6">H</text:span><text:span text:style-name="T38">2</text:span></text:p>
          </table:table-cell>
          <table:table-cell table:style-name="t4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5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5">H</text:span><text:span text:style-name="T38">1</text:span></text:p>
          </table:table-cell>
          <table:table-cell table:style-name="t5.D3" office:value-type="string">
            <text:p text:style-name="P34"><text:span text:style-name="T6">H</text:span><text:span text:style-name="T38">2</text:span></text:p>
          </table:table-cell>
          <table:table-cell table:style-name="t5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6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5">H</text:span><text:span text:style-name="T38">1</text:span></text:p>
          </table:table-cell>
          <table:table-cell table:style-name="t6.D3" office:value-type="string">
            <text:p text:style-name="P34"><text:span text:style-name="T6">H</text:span><text:span text:style-name="T38">2</text:span></text:p>
          </table:table-cell>
          <table:table-cell table:style-name="t6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7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5">H</text:span><text:span text:style-name="T38">1</text:span></text:p>
          </table:table-cell>
          <table:table-cell table:style-name="t7.D3" office:value-type="string">
            <text:p text:style-name="P34"><text:span text:style-name="T6">H</text:span><text:span text:style-name="T38">2</text:span></text:p>
          </table:table-cell>
          <table:table-cell table:style-name="t7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8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8">кермы в воздухе</text:span>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8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5">H</text:span><text:span text:style-name="T38">1</text:span></text:p>
          </table:table-cell>
          <table:table-cell table:style-name="t8.D3" office:value-type="string">
            <text:p text:style-name="P34"><text:span text:style-name="T6">H</text:span><text:span text:style-name="T38">2</text:span></text:p>
          </table:table-cell>
          <table:table-cell table:style-name="t8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8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8">7</text:span> мк<text:span text:style-name="T48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8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8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8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8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8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8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9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5">H</text:span><text:span text:style-name="T38">1</text:span></text:p>
          </table:table-cell>
          <table:table-cell table:style-name="t9.D3" office:value-type="string">
            <text:p text:style-name="P34"><text:span text:style-name="T6">H</text:span><text:span text:style-name="T38">2</text:span></text:p>
          </table:table-cell>
          <table:table-cell table:style-name="t9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8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8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8">0</text:span>,<text:span text:style-name="T48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6"></text:span><text:span text:style-name="T44">0</text:span><text:span text:style-name="T40">i</text:span> ,<text:line-break/>с<text:span text:style-name="T28">-1</text:span>см<text:span text:style-name="T28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40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40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40">0i</text:span><text:span text:style-name="T5">=235</text:span></text:p>
            <text:p text:style-name="P63">210<text:span text:style-name="T28">2</text:span> - 10<text:span text:style-name="T28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40">0i</text:span><text:span text:style-name="T5">=986</text:span></text:p>
            <text:p text:style-name="P63">210<text:span text:style-name="T28">3</text:span> - 10<text:span text:style-name="T28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6"></text:span><text:span text:style-name="T44">0</text:span><text:span text:style-name="T40">i</text:span>, с<text:span text:style-name="T28">-1</text:span>см<text:span text:style-name="T28">-2 </text:span><text:span text:style-name="T58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6"></text:span><text:span text:style-name="T40">i</text:span>, с<text:span text:style-name="T28">-1</text:span>см<text:span text:style-name="T28">-2</text:span></text:p>
          </table:table-cell>
          <table:table-cell table:style-name="t10.B3" office:value-type="string">
            <text:p text:style-name="P50">$<text:span text:style-name="T48">10</text:span>-00</text:p>
          </table:table-cell>
          <table:table-cell table:style-name="t10.B3" office:value-type="string">
            <text:p text:style-name="P50">$<text:span text:style-name="T48">10</text:span>-01</text:p>
          </table:table-cell>
          <table:table-cell table:style-name="t10.B3" office:value-type="string">
            <text:p text:style-name="P50">$<text:span text:style-name="T48">10</text:span>-02</text:p>
          </table:table-cell>
          <table:table-cell table:style-name="t10.B3" office:value-type="string">
            <text:p text:style-name="P50">$<text:span text:style-name="T48">10</text:span>-03</text:p>
          </table:table-cell>
          <table:table-cell table:style-name="t10.F3" office:value-type="string">
            <text:p text:style-name="P50">$<text:span text:style-name="T48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6"></text:span><text:span text:style-name="T41">np</text:span><text:span text:style-name="T40">i</text:span>, <text:span text:style-name="T38">с</text:span><text:span text:style-name="T28">-1</text:span><text:span text:style-name="T38">см</text:span><text:span text:style-name="T28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72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72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57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8">Мощность дозы</text:span> в поверяемой точке</text:p>
            <text:p text:style-name="P57"><text:span text:style-name="T74">H*</text:span><text:span text:style-name="T79">oi</text:span><text:span text:style-name="T77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74">H</text:span><text:span text:style-name="T84">*</text:span><text:span text:style-name="T79">oi</text:span><text:span text:style-name="T77">(10)</text:span><text:span text:style-name="T5">=</text:span><text:span text:style-name="T48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74">H</text:span><text:span text:style-name="T84">*</text:span><text:span text:style-name="T79">oi</text:span><text:span text:style-name="T77">(10)</text:span><text:span text:style-name="T5">=</text:span><text:span text:style-name="T48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74">H</text:span><text:span text:style-name="T84">*</text:span><text:span text:style-name="T79">oi</text:span><text:span text:style-name="T77">(10)</text:span><text:span text:style-name="T5">=</text:span><text:span text:style-name="T48">330</text:span></text:p>
            <text:p text:style-name="P65">2<text:span text:style-name="T99">·</text:span>10<text:span text:style-name="T28">2</text:span>-10<text:span text:style-name="T28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74">H</text:span><text:span text:style-name="T84">*</text:span><text:span text:style-name="T79">oi</text:span><text:span text:style-name="T77">(10)</text:span><text:span text:style-name="T5">=</text:span><text:span text:style-name="T48">1460</text:span></text:p>
            <text:p text:style-name="P65">2<text:span text:style-name="T99">·</text:span>10<text:span text:style-name="T28">3</text:span>-10<text:span text:style-name="T28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75">H</text:span><text:span text:style-name="T85">*</text:span><text:span text:style-name="T80">i</text:span><text:span text:style-name="T78">(10) мкЗв/ч, </text:span><text:span text:style-name="T59">±δ</text:span><text:span text:style-name="T38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76">H</text:span><text:span text:style-name="T85">*</text:span><text:span text:style-name="T80">i</text:span><text:span text:style-name="T78">(10) мкЗв/ч</text:span></text:p>
          </table:table-cell>
          <table:table-cell table:style-name="t11.B4" office:value-type="string">
            <text:p text:style-name="P50">$<text:span text:style-name="T48">1</text:span>1-00</text:p>
          </table:table-cell>
          <table:table-cell table:style-name="t11.B4" office:value-type="string">
            <text:p text:style-name="P50">$<text:span text:style-name="T48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8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75">H</text:span><text:span text:style-name="T85">*</text:span><text:span text:style-name="T81">пр</text:span><text:span text:style-name="T82">i</text:span><text:span text:style-name="T78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7">θ</text:span><text:span text:style-name="T45">пр</text:span><text:span text:style-name="T42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72">Δ</text:span><text:span text:style-name="T43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57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81">БДКН-0<text:span text:style-name="T5">5</text:span><text:span text:style-name="T24"> (</text:span><text:span text:style-name="T9">n</text:span><text:span text:style-name="T2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6"></text:span><text:span text:style-name="T44">0</text:span><text:span text:style-name="T40">i</text:span> ,<text:line-break/>с<text:span text:style-name="T28">-1</text:span>см<text:span text:style-name="T28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</text:span><text:span text:style-name="T40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</text:span><text:span text:style-name="T40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</text:span><text:span text:style-name="T40">0i</text:span><text:span text:style-name="T5">=235</text:span></text:p>
            <text:p text:style-name="P63">210<text:span text:style-name="T28">2</text:span> - 10<text:span text:style-name="T28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</text:span><text:span text:style-name="T40">0i</text:span><text:span text:style-name="T5">=986</text:span></text:p>
            <text:p text:style-name="P63">210<text:span text:style-name="T28">3</text:span> - 10<text:span text:style-name="T28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6"></text:span><text:span text:style-name="T44">0</text:span><text:span text:style-name="T40">i</text:span>, с<text:span text:style-name="T28">-1</text:span>см<text:span text:style-name="T28">-2 </text:span><text:span text:style-name="T58">,</text:span>ст, 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6"></text:span><text:span text:style-name="T40">i</text:span>, с<text:span text:style-name="T28">-1</text:span>см<text:span text:style-name="T28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6"></text:span><text:span text:style-name="T41">np</text:span><text:span text:style-name="T40">i</text:span>, <text:span text:style-name="T38">с</text:span><text:span text:style-name="T28">-1</text:span><text:span text:style-name="T38"></text:span><text:span text:style-name="T58">см</text:span><text:span text:style-name="T28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72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72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57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6"><text:s/>мин<text:span text:style-name="T28">-1</text:span>·см<text:span text:style-name="T28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2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71"></text:span><text:span text:style-name="T38">1</text:span></text:p>
          </table:table-cell>
          <table:table-cell table:style-name="t12.D4" office:value-type="string">
            <text:p text:style-name="P19"><text:span text:style-name="T69"></text:span><text:span text:style-name="T38">2</text:span></text:p>
          </table:table-cell>
          <table:table-cell table:style-name="t12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3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71"></text:span><text:span text:style-name="T38">1</text:span></text:p>
          </table:table-cell>
          <table:table-cell table:style-name="t13.D4" office:value-type="string">
            <text:p text:style-name="P19"><text:span text:style-name="T69"></text:span><text:span text:style-name="T38">2</text:span></text:p>
          </table:table-cell>
          <table:table-cell table:style-name="t13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5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71"></text:span><text:span text:style-name="T38">1</text:span></text:p>
          </table:table-cell>
          <table:table-cell table:style-name="t25.D4" office:value-type="string">
            <text:p text:style-name="P19"><text:span text:style-name="T69"></text:span><text:span text:style-name="T38">2</text:span></text:p>
          </table:table-cell>
          <table:table-cell table:style-name="t25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---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4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71"></text:span><text:span text:style-name="T38">1</text:span></text:p>
          </table:table-cell>
          <table:table-cell table:style-name="t14.D4" office:value-type="string">
            <text:p text:style-name="P19"><text:span text:style-name="T69"></text:span><text:span text:style-name="T38">2</text:span></text:p>
          </table:table-cell>
          <table:table-cell table:style-name="t14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5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71"></text:span><text:span text:style-name="T38">1</text:span></text:p>
          </table:table-cell>
          <table:table-cell table:style-name="t15.D4" office:value-type="string">
            <text:p text:style-name="P19"><text:span text:style-name="T69"></text:span><text:span text:style-name="T38">2</text:span></text:p>
          </table:table-cell>
          <table:table-cell table:style-name="t15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8">Плотность потока в </text:span>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6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71"></text:span><text:span text:style-name="T38">1</text:span></text:p>
          </table:table-cell>
          <table:table-cell table:style-name="t26.D4" office:value-type="string">
            <text:p text:style-name="P19"><text:span text:style-name="T69"></text:span><text:span text:style-name="T38">2</text:span></text:p>
          </table:table-cell>
          <table:table-cell table:style-name="t26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---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6"><text:span text:style-name="T12">БДКР-0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8">направлен-ного</text:span> эквивалент<text:span text:style-name="T48">а</text:span> в <text:span text:style-name="T48">контроль-ной</text:span> точке, <text:span text:style-name="T35">Ḣ</text:span><text:span text:style-name="T40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19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5">H</text:span><text:span text:style-name="T38">1</text:span></text:p>
          </table:table-cell>
          <table:table-cell table:style-name="t19.D3" office:value-type="string">
            <text:p text:style-name="P34"><text:span text:style-name="T6">H</text:span><text:span text:style-name="T38">2</text:span></text:p>
          </table:table-cell>
          <table:table-cell table:style-name="t19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0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71"></text:span><text:span text:style-name="T38">1</text:span></text:p>
          </table:table-cell>
          <table:table-cell table:style-name="t20.D4" office:value-type="string">
            <text:p text:style-name="P19"><text:span text:style-name="T69"></text:span><text:span text:style-name="T38">2</text:span></text:p>
          </table:table-cell>
          <table:table-cell table:style-name="t20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100"></text:span><text:span text:style-name="T38">0</text:span><text:span text:style-name="T39">i</text:span>,</text:p>
            <text:p text:style-name="P12"><text:s/>мин<text:span text:style-name="T28">-1</text:span>·см<text:span text:style-name="T28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100"></text:span><text:span text:style-name="T39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11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1.B2" table:number-rows-spanned="3" office:value-type="string">
            <text:p text:style-name="P17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57">Предел основной </text:span><text:span text:style-name="T48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71"></text:span><text:span text:style-name="T38">1</text:span></text:p>
          </table:table-cell>
          <table:table-cell table:style-name="t21.D4" office:value-type="string">
            <text:p text:style-name="P19"><text:span text:style-name="T69"></text:span><text:span text:style-name="T38">2</text:span></text:p>
          </table:table-cell>
          <table:table-cell table:style-name="t21.D4" office:value-type="string">
            <text:p text:style-name="P19"><text:span text:style-name="T69">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8">контроль-</text:span></text:p>
            <text:p text:style-name="P28"><text:span text:style-name="T48">ной</text:span> точке, <text:span text:style-name="T35">Ḣ</text:span><text:span text:style-name="T40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9">Относи-тельная</text:span><text:span text:style-name="T102"> </text:span><text:span text:style-name="T49">погреш-ность</text:span><text:span text:style-name="T102"> </text:span><text:span text:style-name="T49">измерения</text:span> </text:p>
            <text:p text:style-name="P26"><text:span text:style-name="T53">θ</text:span><text:span text:style-name="T47">пр</text:span><text:span text:style-name="T40">i</text:span><text:span text:style-name="T48">,</text:span> %</text:p>
          </table:table-cell>
          <table:table-cell table:style-name="t22.B2" table:number-rows-spanned="3" office:value-type="string">
            <text:p text:style-name="P32"><text:span text:style-name="T48">Довери-тель</text:span>ная граница погреш-ности измерения <text:span text:style-name="T22">Δ</text:span><text:span text:style-name="T40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57">Предел основной </text:span><text:span text:style-name="T48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8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5">H</text:span><text:span text:style-name="T38">1</text:span></text:p>
          </table:table-cell>
          <table:table-cell table:style-name="t22.D3" office:value-type="string">
            <text:p text:style-name="P34"><text:span text:style-name="T6">H</text:span><text:span text:style-name="T38">2</text:span></text:p>
          </table:table-cell>
          <table:table-cell table:style-name="t22.D3" office:value-type="string">
            <text:p text:style-name="P34"><text:span text:style-name="T6">H</text:span><text:span text:style-name="T3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8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101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101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11T10:18:54.38</dc:date>
    <meta:print-date>2019-04-03T15:18:00</meta:print-date>
    <meta:editing-cycles>122</meta:editing-cycles>
    <meta:editing-duration>P1DT8H10M57S</meta:editing-duration>
    <meta:generator>OpenOffice/4.1.6$Win32 OpenOffice.org_project/416m1$Build-9790</meta:generator>
    <meta:document-statistic meta:table-count="91" meta:image-count="1" meta:object-count="0" meta:page-count="11" meta:paragraph-count="1987" meta:word-count="3433" meta:character-count="20303"/>
  </office:meta>
</office:document-meta>
</file>